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1.1cm" table:align="left"/>
    </style:style>
    <style:style style:name="Tabelle1.A" style:family="table-column">
      <style:table-column-properties style:column-width="2.963cm"/>
    </style:style>
    <style:style style:name="Tabelle1.B" style:family="table-column">
      <style:table-column-properties style:column-width="2.166cm"/>
    </style:style>
    <style:style style:name="Tabelle1.C" style:family="table-column">
      <style:table-column-properties style:column-width="1.854cm"/>
    </style:style>
    <style:style style:name="Tabelle1.E" style:family="table-column">
      <style:table-column-properties style:column-width="2.263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Basic Identity</text:h>
      <text:p text:style-name="Text_20_body"><text:span text:style-name="Strong_20_Emphasis">Name:</text:span> Delta Skarne/Mekong Skarne<text:line-break/><text:span text:style-name="Strong_20_Emphasis">Also known as:</text:span> Mangrove Skarne, River Skarne, Tidal Reaper</text:p>
      <text:p text:style-name="Text_20_body"><text:span text:style-name="Strong_20_Emphasis">In other languages:</text:span><text:line-break/>es: Falcífero del delta<text:line-break/>fr: Falcifère des mangroves<text:line-break/>it: Falcifero del delta<text:line-break/>de: Delta-Scharne</text:p>
      <text:p text:style-name="Text_20_body"><text:span text:style-name="Strong_20_Emphasis">Scientific Name:</text:span> <text:span text:style-name="Emphasis">Terrapiscis falcarius fluviatilis</text:span></text:p>
      <text:p text:style-name="Text_20_body"><text:span text:style-name="Strong_20_Emphasis">Etymology:</text:span><text:line-break/>Skarne ← Proto-Germanic/Norse root (cut/tear), referencing the species’ scythe-like forelimbs and cutting attack style<text:line-break/>Terra (land) + piscis (fish) → “land fish”<text:line-break/>Falcarius (scythe-bearing) → refers to the bladed forelimbs<text:line-break/>Fluviatilis (Latin: “of rivers”) → semi-aquatic specialization</text:p>
      <text:p text:style-name="Text_20_body"><text:span text:style-name="Strong_20_Emphasis">Kingdom:</text:span> Animalia<text:line-break/><text:span text:style-name="Strong_20_Emphasis">Phylum:</text:span> Chordata<text:line-break/><text:span text:style-name="Strong_20_Emphasis">Class:</text:span> Chondromorpha<text:line-break/><text:span text:style-name="Strong_20_Emphasis">Order:</text:span> Terrapisciformes<text:line-break/><text:span text:style-name="Strong_20_Emphasis">Family:</text:span> Falcariidae</text:p>
      <text:p text:style-name="Text_20_body"><text:span text:style-name="Strong_20_Emphasis">Type:</text:span> Carnivore<text:line-break/><text:span text:style-name="Strong_20_Emphasis">Role:</text:span> Semi-aquatic ambush predator (shoreline interception specialist)</text:p>
      <text:p text:style-name="Horizontal_20_Line"/>
      <text:h text:style-name="Heading_20_1" text:outline-level="1">2. Size &amp; Build</text:h>
      <text:p text:style-name="Text_20_body"><text:span text:style-name="Strong_20_Emphasis">Height (upright):</text:span><text:line-break/>2.0–2.4 m (male: 1.8–2.2 m)</text:p>
      <text:p text:style-name="Text_20_body"><text:span text:style-name="Strong_20_Emphasis">Height (combat stance):</text:span><text:line-break/>~1.5–1.9 m (male: ~1.4–1.7 m)</text:p>
      <text:p text:style-name="Text_20_body"><text:span text:style-name="Strong_20_Emphasis">Length (total):</text:span><text:line-break/>4.2–5.0 m (male: 3.9–4.6 m)</text:p>
      <text:p text:style-name="Text_20_body"><text:span text:style-name="Strong_20_Emphasis">Weight:</text:span><text:line-break/>350–600 kg (male: 280–500 kg)</text:p>
      <text:p text:style-name="Horizontal_20_Line"/>
      <text:p text:style-name="Text_20_body"><text:span text:style-name="Strong_20_Emphasis">Body Type:</text:span><text:line-break/>Compact, ambush-optimized predator<text:line-break/>Shorter torso, thicker core musculature<text:line-break/>Reduced limb length compared to Ridge Skarne<text:line-break/>Dense but water-adapted musculature<text:line-break/>Low center of mass for stability in mud and water</text:p>
      <text:p text:style-name="Horizontal_20_Line"/>
      <text:p text:style-name="Text_20_body"><text:span text:style-name="Strong_20_Emphasis">Posture:</text:span><text:line-break/><text:soft-page-break/>Bipedal on land<text:line-break/>Semi-quadrupedal stance in shallow water<text:line-break/>Lower, more horizontal stalking posture</text:p>
      <text:p text:style-name="Horizontal_20_Line"/>
      <text:h text:style-name="Heading_20_1" text:outline-level="1">3. Growth, Reproduction &amp; Life Cycle</text:h>
      <text:p text:style-name="Text_20_body"><text:span text:style-name="Strong_20_Emphasis">Life Stages</text:span></text:p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header-rows>
          <table:table-row>
            <table:table-cell table:style-name="Tabelle1.A1" office:value-type="string">
              <text:p text:style-name="Table_20_Heading">Stage</text:p>
            </table:table-cell>
            <table:table-cell table:style-name="Tabelle1.A1" office:value-type="string">
              <text:p text:style-name="Table_20_Heading">Age Range</text:p>
            </table:table-cell>
            <table:table-cell table:style-name="Tabelle1.A1" office:value-type="string">
              <text:p text:style-name="Table_20_Heading">Height</text:p>
            </table:table-cell>
            <table:table-cell table:style-name="Tabelle1.A1" office:value-type="string">
              <text:p text:style-name="Table_20_Heading">Length</text:p>
            </table:table-cell>
            <table:table-cell table:style-name="Tabelle1.A1" office:value-type="string">
              <text:p text:style-name="Table_20_Heading">Weight</text:p>
            </table:table-cell>
          </table:table-row>
        </table:table-header-rows>
        <table:table-row>
          <table:table-cell table:style-name="Tabelle1.A1" office:value-type="string">
            <text:p text:style-name="Table_20_Contents">Hatchling</text:p>
          </table:table-cell>
          <table:table-cell table:style-name="Tabelle1.A1" office:value-type="string">
            <text:p text:style-name="Table_20_Contents">0–1 y</text:p>
          </table:table-cell>
          <table:table-cell table:style-name="Tabelle1.A1" office:value-type="string">
            <text:p text:style-name="Table_20_Contents">0.3–0.5 m</text:p>
          </table:table-cell>
          <table:table-cell table:style-name="Tabelle1.A1" office:value-type="string">
            <text:p text:style-name="Table_20_Contents">0.8–1.1 m</text:p>
          </table:table-cell>
          <table:table-cell table:style-name="Tabelle1.A1" office:value-type="string">
            <text:p text:style-name="Table_20_Contents">5–12 kg</text:p>
          </table:table-cell>
        </table:table-row>
        <table:table-row>
          <table:table-cell table:style-name="Tabelle1.A1" office:value-type="string">
            <text:p text:style-name="Table_20_Contents">Juvenile</text:p>
          </table:table-cell>
          <table:table-cell table:style-name="Tabelle1.A1" office:value-type="string">
            <text:p text:style-name="Table_20_Contents">1–4 y</text:p>
          </table:table-cell>
          <table:table-cell table:style-name="Tabelle1.A1" office:value-type="string">
            <text:p text:style-name="Table_20_Contents">0.6–1.1 m</text:p>
          </table:table-cell>
          <table:table-cell table:style-name="Tabelle1.A1" office:value-type="string">
            <text:p text:style-name="Table_20_Contents">1.4–2.4 m</text:p>
          </table:table-cell>
          <table:table-cell table:style-name="Tabelle1.A1" office:value-type="string">
            <text:p text:style-name="Table_20_Contents">20–90 kg</text:p>
          </table:table-cell>
        </table:table-row>
        <table:table-row>
          <table:table-cell table:style-name="Tabelle1.A1" office:value-type="string">
            <text:p text:style-name="Table_20_Contents">Subadult</text:p>
          </table:table-cell>
          <table:table-cell table:style-name="Tabelle1.A1" office:value-type="string">
            <text:p text:style-name="Table_20_Contents">4–8 y</text:p>
          </table:table-cell>
          <table:table-cell table:style-name="Tabelle1.A1" office:value-type="string">
            <text:p text:style-name="Table_20_Contents">1.2–1.8 m</text:p>
          </table:table-cell>
          <table:table-cell table:style-name="Tabelle1.A1" office:value-type="string">
            <text:p text:style-name="Table_20_Contents">2.6–3.8 m</text:p>
          </table:table-cell>
          <table:table-cell table:style-name="Tabelle1.A1" office:value-type="string">
            <text:p text:style-name="Table_20_Contents">120–350 kg</text:p>
          </table:table-cell>
        </table:table-row>
        <table:table-row>
          <table:table-cell table:style-name="Tabelle1.A1" office:value-type="string">
            <text:p text:style-name="Table_20_Contents">Young Adult</text:p>
          </table:table-cell>
          <table:table-cell table:style-name="Tabelle1.A1" office:value-type="string">
            <text:p text:style-name="Table_20_Contents">8–12 y</text:p>
          </table:table-cell>
          <table:table-cell table:style-name="Tabelle1.A1" office:value-type="string">
            <text:p text:style-name="Table_20_Contents">1.8–2.2 m</text:p>
          </table:table-cell>
          <table:table-cell table:style-name="Tabelle1.A1" office:value-type="string">
            <text:p text:style-name="Table_20_Contents">3.8–4.6 m</text:p>
          </table:table-cell>
          <table:table-cell table:style-name="Tabelle1.A1" office:value-type="string">
            <text:p text:style-name="Table_20_Contents">250–520 kg</text:p>
          </table:table-cell>
        </table:table-row>
        <table:table-row>
          <table:table-cell table:style-name="Tabelle1.A1" office:value-type="string">
            <text:p text:style-name="Table_20_Contents">Prime Adult</text:p>
          </table:table-cell>
          <table:table-cell table:style-name="Tabelle1.A1" office:value-type="string">
            <text:p text:style-name="Table_20_Contents">12–22 y</text:p>
          </table:table-cell>
          <table:table-cell table:style-name="Tabelle1.A1" office:value-type="string">
            <text:p text:style-name="Table_20_Contents">2.0–2.4 m</text:p>
          </table:table-cell>
          <table:table-cell table:style-name="Tabelle1.A1" office:value-type="string">
            <text:p text:style-name="Table_20_Contents">4.2–5.0 m</text:p>
          </table:table-cell>
          <table:table-cell table:style-name="Tabelle1.A1" office:value-type="string">
            <text:p text:style-name="Table_20_Contents">350–600 kg</text:p>
          </table:table-cell>
        </table:table-row>
        <table:table-row>
          <table:table-cell table:style-name="Tabelle1.A1" office:value-type="string">
            <text:p text:style-name="Table_20_Contents">Late Adult</text:p>
          </table:table-cell>
          <table:table-cell table:style-name="Tabelle1.A1" office:value-type="string">
            <text:p text:style-name="Table_20_Contents">22–35 y</text:p>
          </table:table-cell>
          <table:table-cell table:style-name="Tabelle1.A1" office:value-type="string">
            <text:p text:style-name="Table_20_Contents">1.9–2.3 m</text:p>
          </table:table-cell>
          <table:table-cell table:style-name="Tabelle1.A1" office:value-type="string">
            <text:p text:style-name="Table_20_Contents">4.0–4.8 m</text:p>
          </table:table-cell>
          <table:table-cell table:style-name="Tabelle1.A1" office:value-type="string">
            <text:p text:style-name="Table_20_Contents">320–560 kg</text:p>
          </table:table-cell>
        </table:table-row>
        <table:table-row>
          <table:table-cell table:style-name="Tabelle1.A1" office:value-type="string">
            <text:p text:style-name="Table_20_Contents">Old / Legendary</text:p>
          </table:table-cell>
          <table:table-cell table:style-name="Tabelle1.A1" office:value-type="string">
            <text:p text:style-name="Table_20_Contents">35–45 y</text:p>
          </table:table-cell>
          <table:table-cell table:style-name="Tabelle1.A1" office:value-type="string">
            <text:p text:style-name="Table_20_Contents">1.7–2.1 m</text:p>
          </table:table-cell>
          <table:table-cell table:style-name="Tabelle1.A1" office:value-type="string">
            <text:p text:style-name="Table_20_Contents">3.8–4.5 m</text:p>
          </table:table-cell>
          <table:table-cell table:style-name="Tabelle1.A1" office:value-type="string">
            <text:p text:style-name="Table_20_Contents">250–480 kg</text:p>
          </table:table-cell>
        </table:table-row>
      </table:table>
      <text:p text:style-name="Horizontal_20_Line"/>
      <text:p text:style-name="Text_20_body"><text:span text:style-name="Strong_20_Emphasis">Reproductive Traits:</text:span><text:line-break/>Sexual maturity: ~7–10 years<text:line-break/>Peak reproductive output: ~10–18 years<text:line-break/>Higher juvenile survival due to water refuge<text:line-break/>Females remain larger and dominant<text:line-break/>Nest sites near elevated riverbanks and mangrove roots</text:p>
      <text:p text:style-name="Horizontal_20_Line"/>
      <text:h text:style-name="Heading_20_1" text:outline-level="1">4. Environment, Distribution &amp; Population</text:h>
      <text:p text:style-name="Text_20_body"><text:span text:style-name="Strong_20_Emphasis">Habitat:</text:span><text:line-break/>Mangrove forests<text:line-break/>River deltas<text:line-break/>Swamps and floodplains<text:line-break/>Dense jungle river systems</text:p>
      <text:p text:style-name="Horizontal_20_Line"/>
      <text:p text:style-name="Text_20_body"><text:span text:style-name="Strong_20_Emphasis">Terrain Preference:</text:span><text:line-break/>Shallow water zones<text:line-break/>Mud banks<text:line-break/>Mangrove root networks<text:line-break/>Narrow river channels<text:line-break/>Dense shoreline vegetation</text:p>
      <text:p text:style-name="Horizontal_20_Line"/>
      <text:p text:style-name="Text_20_body"><text:span text:style-name="Strong_20_Emphasis">Geographic Range:</text:span></text:p>
      <text:p text:style-name="Text_20_body"><text:span text:style-name="Strong_20_Emphasis">Core Range (primary population zone):</text:span></text:p>
      <text:list xml:id="list9126295790925731727" text:style-name="L1">
        <text:list-item>
          <text:p text:style-name="P5">Mekong Delta </text:p>
        </text:list-item>
        <text:list-item>
          <text:p text:style-name="P5">Sundarbans </text:p>
        </text:list-item>
        <text:list-item>
          <text:p text:style-name="P1"><text:soft-page-break/>Borneo </text:p>
        </text:list-item>
      </text:list>
      <text:p text:style-name="Text_20_body"><text:span text:style-name="Strong_20_Emphasis">Secondary Range:</text:span></text:p>
      <text:list xml:id="list562679228262746352" text:style-name="L2">
        <text:list-item>
          <text:p text:style-name="P6">Coastal floodplains of Southeast Asia </text:p>
        </text:list-item>
        <text:list-item>
          <text:p text:style-name="P2">River systems of Thailand, Myanmar, Indonesia </text:p>
        </text:list-item>
      </text:list>
      <text:p text:style-name="Horizontal_20_Line"/>
      <text:p text:style-name="Text_20_body"><text:span text:style-name="Strong_20_Emphasis">Range Characteristics:</text:span><text:line-break/>Strongly water-bound distribution<text:line-break/>Follows river systems and coastlines<text:line-break/>Dense but patchy populations<text:line-break/>Absent in dry interiors and open plains</text:p>
      <text:p text:style-name="Horizontal_20_Line"/>
      <text:p text:style-name="Text_20_body"><text:span text:style-name="Strong_20_Emphasis">Estimated Effective Range Size:</text:span><text:line-break/>~220,000–360,000 km²</text:p>
      <text:p text:style-name="Text_20_body"><text:span text:style-name="Strong_20_Emphasis">Population Density:</text:span><text:line-break/>~1 individual per 60–140 km²</text:p>
      <text:p text:style-name="Horizontal_20_Line"/>
      <text:p text:style-name="Text_20_body"><text:span text:style-name="Strong_20_Emphasis">Climate Tolerance:</text:span><text:line-break/>20°C to 38°C<text:line-break/>High humidity tolerance<text:line-break/>Excellent swimmer</text:p>
      <text:p text:style-name="Horizontal_20_Line"/>
      <text:h text:style-name="Heading_20_1" text:outline-level="1">5. Movement &amp; Activity</text:h>
      <text:p text:style-name="Text_20_body"><text:span text:style-name="Strong_20_Emphasis">Activity Pattern:</text:span><text:line-break/>Primarily crepuscular<text:line-break/>Strongly nocturnal in dense jungle<text:line-break/>Activity peaks during tidal shifts and dusk</text:p>
      <text:p text:style-name="Horizontal_20_Line"/>
      <text:h text:style-name="Heading_20_2" text:outline-level="2">Movement &amp; Performance</text:h>
      <text:p text:style-name="Text_20_body"><text:span text:style-name="Strong_20_Emphasis">Top Speed (land):</text:span><text:line-break/>40–52 km/h</text:p>
      <text:p text:style-name="Text_20_body"><text:span text:style-name="Strong_20_Emphasis">Swim Speed:</text:span><text:line-break/>18–26 km/h (burst)</text:p>
      <text:p text:style-name="Text_20_body"><text:span text:style-name="Strong_20_Emphasis">Acceleration:</text:span><text:line-break/>Extremely high from stationary ambush</text:p>
      <text:p text:style-name="Text_20_body"><text:span text:style-name="Strong_20_Emphasis">Endurance:</text:span><text:line-break/>Low on land, moderate in water-assisted movement</text:p>
      <text:p text:style-name="Horizontal_20_Line"/>
      <text:p text:style-name="Text_20_body"><text:span text:style-name="Strong_20_Emphasis">Mobility Style:</text:span><text:line-break/>Ambush-based<text:line-break/><text:soft-page-break/>Silent submerged approach<text:line-break/>Explosive lunges<text:line-break/>Excellent lateral movement in water<text:line-break/>Tight turning radius in dense terrain</text:p>
      <text:p text:style-name="Horizontal_20_Line"/>
      <text:h text:style-name="Heading_20_1" text:outline-level="1">6. Feeding Ecology</text:h>
      <text:p text:style-name="Text_20_body"><text:span text:style-name="Strong_20_Emphasis">Diet:</text:span><text:line-break/>~70% medium–large prey<text:line-break/>~20% aquatic prey<text:line-break/>~10% scavenging</text:p>
      <text:p text:style-name="Horizontal_20_Line"/>
      <text:p text:style-name="Text_20_body"><text:span text:style-name="Strong_20_Emphasis">Feeding Behavior:</text:span><text:line-break/>Ambushes at water edges<text:line-break/>Drags prey into water or mud<text:line-break/>Targets isolated or crossing animals<text:line-break/>Occasionally caches prey submerged</text:p>
      <text:p text:style-name="Horizontal_20_Line"/>
      <text:h text:style-name="Heading_20_1" text:outline-level="1">7. Behavior &amp; Social Structure</text:h>
      <text:p text:style-name="Text_20_body"><text:span text:style-name="Strong_20_Emphasis">Temperament:</text:span><text:line-break/>Highly aggressive within territory<text:line-break/>Extremely patient and calculated</text:p>
      <text:p text:style-name="Text_20_body"><text:span text:style-name="Strong_20_Emphasis">Social Structure:</text:span><text:line-break/>Solitary</text:p>
      <text:p text:style-name="Horizontal_20_Line"/>
      <text:p text:style-name="Text_20_body"><text:span text:style-name="Strong_20_Emphasis">Territorial Behavior:</text:span><text:line-break/>Territory size: 70–160 km²<text:line-break/>Focused along waterways</text:p>
      <text:p text:style-name="Text_20_body">Marking:<text:line-break/>Water disturbance<text:line-break/>Scent traces<text:line-break/>Substrate scoring</text:p>
      <text:p text:style-name="Text_20_body">Intruders:<text:line-break/>Avoided if strong<text:line-break/>Attacked if vulnerable</text:p>
      <text:p text:style-name="Horizontal_20_Line"/>
      <text:h text:style-name="Heading_20_1" text:outline-level="1">8. Hunting Strategy</text:h>
      <text:p text:style-name="Text_20_body"><text:span text:style-name="Strong_20_Emphasis">Style:</text:span><text:line-break/>Ambush + interception hybrid</text:p>
      <text:p text:style-name="Horizontal_20_Line"/>
      <text:p text:style-name="Text_20_body"><text:soft-page-break/><text:span text:style-name="Strong_20_Emphasis">Attack Sequence:</text:span></text:p>
      <text:list xml:id="list2806140289286561832" text:style-name="L3">
        <text:list-item>
          <text:p text:style-name="P7">Detection </text:p>
        </text:list-item>
        <text:list-item>
          <text:p text:style-name="P7">Submerged approach </text:p>
        </text:list-item>
        <text:list-item>
          <text:p text:style-name="P7">Positioning </text:p>
        </text:list-item>
        <text:list-item>
          <text:p text:style-name="P7">Explosion (lunge) </text:p>
        </text:list-item>
        <text:list-item>
          <text:p text:style-name="P7">Drag / disable </text:p>
        </text:list-item>
        <text:list-item>
          <text:p text:style-name="P3">Kill </text:p>
        </text:list-item>
      </text:list>
      <text:p text:style-name="Horizontal_20_Line"/>
      <text:h text:style-name="Heading_20_1" text:outline-level="1">9. Sensory Systems</text:h>
      <text:p text:style-name="Text_20_body">Electroreception:<text:line-break/>Enhanced in water environments</text:p>
      <text:p text:style-name="Text_20_body">Vibration Detection:<text:line-break/>Sensitive to both ground and water movement</text:p>
      <text:p text:style-name="Text_20_body">Vision:<text:line-break/>Adapted for low light and murky water</text:p>
      <text:p text:style-name="Text_20_body">Hearing:<text:line-break/>Specialized for low-frequency detection</text:p>
      <text:p text:style-name="Horizontal_20_Line"/>
      <text:h text:style-name="Heading_20_1" text:outline-level="1">10. Weaponry &amp; Bite Mechanics</text:h>
      <text:p text:style-name="Text_20_body"><text:span text:style-name="Strong_20_Emphasis">Primary Weapons</text:span><text:line-break/>Scythe-like forelimbs (75–105 cm)<text:line-break/>Blade orientation: downward-facing, moderately forward-curved<text:line-break/>Function: hooking, gripping, cleaving, tendon severing<text:line-break/>Strike profile: short, high-speed controlled cuts optimized for water and confined spaces<text:line-break/>Serration: coarser spacing for grip on wet and scaled surfaces </text:p>
      <text:p text:style-name="Horizontal_20_Line"/>
      <text:p text:style-name="Text_20_body"><text:span text:style-name="Strong_20_Emphasis">Secondary Weapons:</text:span><text:line-break/>Bite force: 11,000–15,000 N</text:p>
      <text:p text:style-name="Horizontal_20_Line"/>
      <text:p text:style-name="Text_20_body"><text:span text:style-name="Strong_20_Emphasis">Bite Mechanics:</text:span><text:line-break/>Wide gape<text:line-break/>Grip-and-tear specialization<text:line-break/>Improved hold in wet/slippery conditions<text:line-break/>Serrated teeth optimized for tearing rather than crushing</text:p>
      <text:p text:style-name="Horizontal_20_Line"/>
      <text:h text:style-name="Heading_20_1" text:outline-level="1">11. Defense, Injury &amp; Healing</text:h>
      <text:p text:style-name="Text_20_body"><text:span text:style-name="Strong_20_Emphasis">Armor Level:</text:span><text:line-break/>Medium (slightly thicker than Namib variant)</text:p>
      <text:p text:style-name="Text_20_body"><text:soft-page-break/><text:span text:style-name="Strong_20_Emphasis">Evasion:</text:span><text:line-break/>Medium</text:p>
      <text:p text:style-name="Text_20_body"><text:span text:style-name="Strong_20_Emphasis">Special Defenses:</text:span><text:line-break/>Water maneuverability<text:line-break/>Resistance to rotational forces (anti-roll adaptation)<text:line-break/>High infection resistance (humid environment adaptation)</text:p>
      <text:p text:style-name="Horizontal_20_Line"/>
      <text:p text:style-name="Text_20_body"><text:span text:style-name="Strong_20_Emphasis">Injury &amp; Healing:</text:span><text:line-break/>Rapid clotting<text:line-break/>Moderate regeneration<text:line-break/>Severe limb damage reduces hunting ability significantly</text:p>
      <text:p text:style-name="Horizontal_20_Line"/>
      <text:h text:style-name="Heading_20_1" text:outline-level="1">12. Internal Anatomy</text:h>
      <text:p text:style-name="Text_20_body">Skeleton:<text:line-break/>Reinforced cartilage</text:p>
      <text:p text:style-name="Text_20_body">Musculature:<text:line-break/>Dense core and lateral muscle groups</text:p>
      <text:p text:style-name="Text_20_body">Cardiovascular System:<text:line-break/>Burst-focused with efficient oxygen usage</text:p>
      <text:p text:style-name="Text_20_body">Respiratory System:<text:line-break/>Enhanced lung capacity for semi-aquatic function</text:p>
      <text:p text:style-name="Horizontal_20_Line"/>
      <text:h text:style-name="Heading_20_1" text:outline-level="1">13. Body Features</text:h>
      <text:p text:style-name="Text_20_body"><text:span text:style-name="Strong_20_Emphasis">Tail:</text:span><text:line-break/>2.0–2.4 m<text:line-break/>Thicker, partially finned<text:line-break/>Primary propulsion in water</text:p>
      <text:p text:style-name="Horizontal_20_Line"/>
      <text:p text:style-name="Text_20_body"><text:span text:style-name="Strong_20_Emphasis">Limbs:</text:span><text:line-break/>Shorter, more robust<text:line-break/>Slight webbing for swimming<text:line-break/>High traction in mud</text:p>
      <text:p text:style-name="Horizontal_20_Line"/>
      <text:p text:style-name="Text_20_body"><text:span text:style-name="Strong_20_Emphasis">Head:</text:span><text:line-break/>Hammerhead-like extensions (50–80 cm span)<text:line-break/>Reduced for tight environments</text:p>
      <text:p text:style-name="Text_20_body">Functions:<text:line-break/>Electroreception<text:line-break/>Directional sensing in water<text:line-break/>Close-range spatial awareness</text:p>
      <text:p text:style-name="Horizontal_20_Line"><text:soft-page-break/></text:p>
      <text:p text:style-name="Text_20_body"><text:span text:style-name="Strong_20_Emphasis">Skin:</text:span><text:line-break/>Placoid scales<text:line-break/>Smoother, more hydrodynamic<text:line-break/>Matte, algae/dark-green-brown mottling<text:line-break/>Slight mucus-like coating for water flow and infection resistance</text:p>
      <text:p text:style-name="Horizontal_20_Line"/>
      <text:p text:style-name="Text_20_body"><text:span text:style-name="Strong_20_Emphasis">Special Adaptations:</text:span><text:line-break/>Electroreception optimized for aquatic use<text:line-break/>Water–land transition mobility<text:line-break/>Improved grip in wet environments</text:p>
      <text:p text:style-name="Horizontal_20_Line"/>
      <text:h text:style-name="Heading_20_1" text:outline-level="1">14. Ecology</text:h>
      <text:p text:style-name="Text_20_body"><text:span text:style-name="Strong_20_Emphasis">Ecological Role:</text:span><text:line-break/>Apex semi-aquatic predator<text:line-break/>Controls shoreline and riverine prey populations</text:p>
      <text:p text:style-name="Horizontal_20_Line"/>
      <text:p text:style-name="Text_20_body"><text:span text:style-name="Strong_20_Emphasis">Competition:</text:span></text:p>
      <text:list xml:id="list6625547894124386117" text:style-name="L4">
        <text:list-item>
          <text:p text:style-name="P8">Saltwater Crocodile </text:p>
        </text:list-item>
        <text:list-item>
          <text:p text:style-name="P8">Tiger </text:p>
        </text:list-item>
        <text:list-item>
          <text:p text:style-name="P4">Large constrictor snakes </text:p>
        </text:list-item>
      </text:list>
      <text:p text:style-name="Horizontal_20_Line"/>
      <text:p text:style-name="Text_20_body"><text:span text:style-name="Strong_20_Emphasis">Threats:</text:span><text:line-break/>Adults: minimal, except major crocodilians<text:line-break/>Juveniles: vulnerable to large predators<text:line-break/>Other risks:<text:line-break/>Starvation<text:line-break/>Injury<text:line-break/>Territorial conflict</text:p>
      <text:p text:style-name="Horizontal_20_Line"/>
      <text:h text:style-name="Heading_20_1" text:outline-level="1">15. Unique Mechanic</text:h>
      <text:p text:style-name="Text_20_body"><text:span text:style-name="Strong_20_Emphasis">“Shoreline Hunter”</text:span></text:p>
      <text:p text:style-name="Text_20_body">Advantages:<text:line-break/>Dominates water–land boundaries<text:line-break/>Ambush efficiency extremely high<text:line-break/>Can drag prey into water</text:p>
      <text:p text:style-name="Text_20_body">Trade-offs:<text:line-break/>Reduced long-distance pursuit<text:line-break/>Less effective in open terrain</text:p>
      <text:p text:style-name="Horizontal_20_Line"/>
      <text:h text:style-name="Heading_20_1" text:outline-level="1"><text:soft-page-break/>16. Weaknesses</text:h>
      <text:p text:style-name="Text_20_body">Relies heavily on proximity to water<text:line-break/>Lower endurance on land<text:line-break/>Outmatched by crocodilians in deep water<text:line-break/>Reduced performance in open terrain<text:line-break/>Less effective against highly mobile prey in dry environmen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25T19:15:28.43</meta:creation-date>
    <dc:date>2026-03-25T19:24:49.38</dc:date>
    <meta:editing-duration>PT9M20S</meta:editing-duration>
    <meta:editing-cycles>3</meta:editing-cycles>
    <meta:generator>OpenOffice/4.1.15$Win32 OpenOffice.org_project/4115m2$Build-9813</meta:generator>
    <meta:document-statistic meta:table-count="1" meta:image-count="0" meta:object-count="0" meta:page-count="8" meta:paragraph-count="137" meta:word-count="908" meta:character-count="6530"/>
  </office:meta>
</office:document-meta>
</file>